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5021E3BD0D66DE7D797.png" manifest:media-type="image/png"/>
  <manifest:file-entry manifest:full-path="Pictures/100000000000032000000502260520F4149CC8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GothicDemi1" svg:font-family="FranklinGothicDemi"/>
    <style:font-face style:name="FranklinGothicDemi" svg:font-family="FranklinGothicDem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tan_20_fyllning_20_och_20_uta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c9211e" draw:marker-start="Circle" draw:marker-start-width="0.279cm" draw:marker-end="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standard">
      <style:graphic-properties svg:stroke-width="0.028cm" svg:stroke-color="#333333" draw:marker-start-width="0.242cm" draw:marker-end-width="0.242cm" draw:fill-color="#dddddd" draw:textarea-horizontal-align="justify" draw:textarea-vertical-align="middle" draw:auto-grow-height="false" fo:min-height="4.172cm" fo:min-width="7.272cm" fo:padding-top="0.014cm" fo:padding-bottom="0.014cm" fo:padding-left="0.014cm" fo:padding-right="0.014cm"/>
    </style:style>
    <style:style style:name="gr4" style:family="graphic" style:parent-style-name="standard">
      <style:graphic-properties svg:stroke-width="0.028cm" svg:stroke-color="#333333" draw:marker-start-width="0.242cm" draw:marker-end-width="0.242cm" draw:fill-color="#dddddd" draw:textarea-horizontal-align="justify" draw:textarea-vertical-align="middle" draw:auto-grow-height="false" fo:min-height="2.067cm" fo:min-width="3.472cm" fo:padding-top="0.014cm" fo:padding-bottom="0.014cm" fo:padding-left="0.014cm" fo:padding-right="0.014cm"/>
    </style:style>
    <style:style style:name="gr5" style:family="graphic" style:parent-style-name="standard">
      <style:graphic-properties draw:stroke="none" svg:stroke-width="0.028cm" svg:stroke-color="#333333" draw:fill-color="#dddddd" draw:textarea-horizontal-align="justify" draw:textarea-vertical-align="middle" draw:auto-grow-height="false" fo:min-height="2.416cm" fo:min-width="0.045cm"/>
    </style:style>
    <style:style style:name="gr6" style:family="graphic" style:parent-style-name="standard">
      <style:graphic-properties draw:stroke="none" svg:stroke-width="0.028cm" svg:stroke-color="#333333" draw:fill-color="#dddddd" draw:textarea-horizontal-align="justify" draw:textarea-vertical-align="middle" draw:auto-grow-height="false" fo:min-height="0.1cm" fo:min-width="3.585cm"/>
    </style:style>
    <style:style style:name="gr7" style:family="graphic" style:parent-style-name="standard">
      <style:graphic-properties draw:stroke="none" svg:stroke-width="0.028cm" svg:stroke-color="#333333" draw:fill-color="#dddddd" draw:textarea-horizontal-align="justify" draw:textarea-vertical-align="middle" draw:auto-grow-height="false" fo:min-height="2.8cm" fo:min-width="0.4cm"/>
    </style:style>
    <style:style style:name="gr8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4.074cm" fo:min-width="7.174cm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11cm" svg:stroke-color="#030303" svg:stroke-opacity="60%" draw:stroke-linejoin="round" svg:stroke-linecap="round" draw:fill="none" fo:padding-top="0.005cm" fo:padding-bottom="0.005cm" fo:padding-left="0.005cm" fo:padding-right="0.005cm"/>
    </style:style>
    <style:style style:name="gr10" style:family="graphic" style:parent-style-name="objectwithoutfill">
      <style:graphic-properties svg:stroke-width="0.018cm" svg:stroke-color="#333333" draw:marker-start-width="0.227cm" draw:marker-end-width="0.227cm" svg:stroke-opacity="60%" draw:fill="solid" draw:textarea-horizontal-align="center" draw:textarea-vertical-align="middle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1cm" svg:stroke-color="#030303" svg:stroke-opacity="70%" draw:stroke-linejoin="round" svg:stroke-linecap="round" draw:fill="none" fo:padding-top="0.005cm" fo:padding-bottom="0.005cm" fo:padding-left="0.005cm" fo:padding-right="0.005cm"/>
    </style:style>
    <style:style style:name="gr12" style:family="graphic" style:parent-style-name="objectwithoutfill">
      <style:graphic-properties svg:stroke-width="0.018cm" svg:stroke-color="#333333" draw:marker-start-width="0.227cm" draw:marker-end-width="0.227cm" svg:stroke-opacity="70%" draw:fill="solid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5" style:family="graphic" style:parent-style-name="objectwithoutfill">
      <style:graphic-properties svg:stroke-width="0.035cm" svg:stroke-color="#c9211e" draw:marker-start-width="0.252cm" draw:marker-end-width="0.252cm" draw:fill="solid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54cm" svg:stroke-color="#333333" draw:stroke-linejoin="round" svg:stroke-linecap="round" draw:fill="solid" draw:fill-color="#b4c7dc" fo:padding-top="0.027cm" fo:padding-bottom="0.027cm" fo:padding-left="0.027cm" fo:padding-right="0.027cm"/>
    </style:style>
    <style:style style:name="gr17" style:family="graphic" style:parent-style-name="standard">
      <style:graphic-properties draw:stroke="solid" svg:stroke-width="0.033cm" svg:stroke-color="#ca1517" draw:stroke-linejoin="round" svg:stroke-linecap="round" draw:fill="solid" draw:fill-color="#ffffff" fo:padding-top="0.016cm" fo:padding-bottom="0.016cm" fo:padding-left="0.016cm" fo:padding-right="0.016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62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44cm" fo:min-width="1.6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1.691cm"/>
    </style:style>
    <style:style style:name="gr21" style:family="graphic" style:parent-style-name="standard">
      <style:graphic-properties draw:stroke="solid" svg:stroke-width="0.054cm" svg:stroke-color="#333333" draw:stroke-linejoin="round" svg:stroke-linecap="round" draw:fill="solid" draw:fill-color="#afd095" fo:padding-top="0.027cm" fo:padding-bottom="0.027cm" fo:padding-left="0.027cm" fo:padding-right="0.027cm"/>
    </style:style>
    <style:style style:name="gr22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31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98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8cm" svg:stroke-color="#ca1517" draw:marker-start-width="0.193cm" draw:marker-end-width="0.193cm" draw:stroke-linejoin="round" svg:stroke-linecap="round" draw:fill="solid" draw:fill-color="#ffffff" fo:padding-top="0.014cm" fo:padding-bottom="0.014cm" fo:padding-left="0.014cm" fo:padding-right="0.014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9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68cm" fo:padding-top="0cm" fo:padding-bottom="0cm" fo:padding-left="0cm" fo:padding-right="0cm"/>
    </style:style>
    <style:style style:name="gr28" style:family="graphic" style:parent-style-name="standard">
      <style:graphic-properties svg:stroke-width="0.028cm" svg:stroke-color="#1c1c1c" draw:marker-start-width="0.242cm" draw:marker-end-width="0.242cm" draw:fill-color="#dddddd" draw:textarea-horizontal-align="justify" draw:textarea-vertical-align="middle" draw:auto-grow-height="false" fo:min-height="2.942cm" fo:min-width="5.134cm" fo:padding-top="0.014cm" fo:padding-bottom="0.014cm" fo:padding-left="0.014cm" fo:padding-right="0.014cm"/>
    </style:style>
    <style:style style:name="gr29" style:family="graphic" style:parent-style-name="standard">
      <style:graphic-properties svg:stroke-width="0.028cm" svg:stroke-color="#1c1c1c" draw:marker-start-width="0.242cm" draw:marker-end-width="0.242cm" draw:fill-color="#dddddd" draw:textarea-horizontal-align="justify" draw:textarea-vertical-align="middle" draw:auto-grow-height="false" fo:min-height="2.067cm" fo:min-width="3.472cm" fo:padding-top="0.014cm" fo:padding-bottom="0.014cm" fo:padding-left="0.014cm" fo:padding-right="0.014cm"/>
    </style:style>
    <style:style style:name="gr30" style:family="graphic" style:parent-style-name="standard">
      <style:graphic-properties draw:stroke="none" svg:stroke-width="0.028cm" svg:stroke-color="#1c1c1c" draw:fill-color="#dddddd" draw:textarea-horizontal-align="justify" draw:textarea-vertical-align="middle" draw:auto-grow-height="false" fo:min-height="2.416cm" fo:min-width="0.045cm"/>
    </style:style>
    <style:style style:name="gr31" style:family="graphic" style:parent-style-name="standard">
      <style:graphic-properties draw:stroke="none" svg:stroke-width="0.028cm" svg:stroke-color="#1c1c1c" draw:fill-color="#dddddd" draw:textarea-horizontal-align="justify" draw:textarea-vertical-align="middle" draw:auto-grow-height="false" fo:min-height="0.1cm" fo:min-width="3.5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152cm" fo:min-width="1.952cm"/>
    </style:style>
    <style:style style:name="gr33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453cm" fo:min-width="0.112cm" fo:padding-top="0.017cm" fo:padding-bottom="0.017cm" fo:padding-left="0.017cm" fo:padding-right="0.017cm"/>
    </style:style>
    <style:style style:name="gr34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571cm" fo:min-width="0.264cm" fo:padding-top="0.017cm" fo:padding-bottom="0.017cm" fo:padding-left="0.017cm" fo:padding-right="0.01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cm" fo:min-width="1.759cm"/>
    </style:style>
    <style:style style:name="gr36" style:family="graphic" style:parent-style-name="standard">
      <style:graphic-properties draw:stroke="dash" draw:stroke-dash="Fine_20_Dashed" svg:stroke-width="0.018cm" svg:stroke-color="#333333" draw:marker-start-width="0.146cm" draw:marker-end-width="0.146cm" draw:stroke-linejoin="round" svg:stroke-linecap="round" draw:fill="solid" draw:fill-color="#eeeeee" fo:padding-top="0.009cm" fo:padding-bottom="0.009cm" fo:padding-left="0.009cm" fo:padding-right="0.00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6cm" fo:min-width="1.09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26cm" fo:min-width="1.0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26cm" fo:min-width="1.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26cm" fo:min-width="1.14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26cm" fo:min-width="0.57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6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73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fo:min-height="0.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188cm" fo:min-width="2.2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052cm" fo:min-width="2.1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dddddd"/>
      <style:paragraph-properties fo:margin-left="0cm" fo:margin-right="0cm" fo:text-align="center" fo:text-indent="0cm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Bahnschrift SemiBold1" fo:font-size="22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b4c7dc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fo:text-align="start" style:writing-mode="lr-tb"/>
      <style:text-properties fo:font-size="9.60000038146973pt" style:font-size-asian="9.5pt" style:font-size-complex="9.5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Bahnschrift" fo:font-size="12.1000003814697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6" style:family="paragraph">
      <loext:graphic-properties draw:fill="solid" draw:fill-color="#afd095"/>
    </style:style>
    <style:style style:name="P17" style:family="paragraph">
      <loext:graphic-properties draw:fill="solid" draw:fill-color="#eeeeee"/>
    </style:style>
    <style:style style:name="P18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P19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8.10000038146973pt" style:font-size-asian="8pt" style:font-size-complex="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 style:writing-mode="lr-tb"/>
      <style:text-properties style:font-name="Liberation Serif" fo:font-size="8.10000038146973pt" style:font-size-asian="8pt" style:font-size-complex="8pt"/>
    </style:style>
    <style:style style:name="P26" style:family="paragraph">
      <loext:graphic-properties draw:fill="none" draw:fill-color="#ffffff"/>
      <style:text-properties style:font-name="Bahnschrift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Bahnschrift" fo:font-size="18pt" fo:font-weight="bold" style:font-size-asian="24pt" style:font-weight-asian="bold" style:font-size-complex="24pt" style:font-weight-complex="bold"/>
    </style:style>
    <style:style style:name="T2" style:family="text">
      <style:text-properties style:font-name="Bahnschrift" fo:font-size="12pt" fo:font-weight="bold" style:font-size-asian="26pt" style:font-weight-asian="bold" style:font-size-complex="26pt" style:font-weight-complex="bold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ca1517" style:font-name="FranklinGothicDemi1" fo:font-size="9.5pt" style:font-size-asian="9.5pt" style:font-name-complex="FranklinGothicDemi1" style:font-size-complex="9.5pt" style:text-scale="76%"/>
    </style:style>
    <style:style style:name="T5" style:family="text">
      <style:text-properties style:font-name="Bahnschrift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Bahnschrift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a1517" style:font-name="FranklinGothicDemi1" fo:font-size="8pt" style:font-size-asian="8pt" style:font-name-complex="FranklinGothicDemi1" style:font-size-complex="8pt" style:text-scale="76%"/>
    </style:style>
    <style:style style:name="T8" style:family="text">
      <style:text-properties style:font-name="Bahnschrift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ahnschrift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.5cm" svg:height="12.02cm" svg:x="9.055cm" svg:y="6.57cm">
          <draw:image xlink:href="Pictures/1000000000000320000005021E3BD0D66DE7D797.png" xlink:type="simple" xlink:show="embed" xlink:actuate="onLoad" loext:mime-type="image/png">
            <text:p/>
          </draw:image>
        </draw:frame>
        <draw:line draw:style-name="gr2" draw:text-style-name="P2" draw:layer="layout" svg:x1="11.323cm" svg:y1="7.519cm" svg:x2="11.355cm" svg:y2="5.57cm">
          <text:p/>
        </draw:line>
        <draw:g>
          <draw:custom-shape draw:style-name="gr3" draw:text-style-name="P3" draw:layer="layout" svg:width="7.3cm" svg:height="4.2cm" svg:x="7.655cm" svg:y="1.67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3.5cm" svg:height="2.095cm" svg:x="7.658cm" svg:y="1.67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5" draw:text-style-name="P4" draw:layer="layout" svg:width="0.045cm" svg:height="2.416cm" svg:x="11.117cm" svg:y="1.698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4" draw:layer="layout" svg:width="3.585cm" svg:height="0.1cm" svg:x="7.671cm" svg:y="3.683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7" draw:text-style-name="P4" draw:layer="layout" svg:width="0.4cm" svg:height="2.8cm" svg:x="10.895cm" svg:y="1.68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</draw:g>
        <draw:custom-shape draw:style-name="gr8" draw:text-style-name="P4" draw:layer="layout" svg:width="7.4cm" svg:height="4.3cm" svg:x="1.255cm" svg:y="6.37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5" draw:layer="layout" svg:x1="12.995cm" svg:y1="7.869cm" svg:x2="13.096cm" svg:y2="8.002cm">
            <text:p/>
          </draw:line>
          <draw:polygon draw:style-name="gr9" draw:text-style-name="P5" draw:layer="layout" svg:width="0.108cm" svg:height="0.153cm" draw:transform="skewX (0.0836012711705284) rotate (-3.12728095372344) translate (13.0954969704294cm 8.05308458804326cm)" svg:viewBox="0 0 109 154" draw:points="109,154 0,19 0,0 108,129">
            <text:p/>
          </draw:polygon>
          <draw:polyline draw:style-name="gr9" draw:text-style-name="P5" draw:layer="layout" svg:width="0.112cm" svg:height="0.13cm" draw:transform="skewX (0.0912807198793034) rotate (-3.13024801345183) translate (13.0972914092887cm 7.97509095615843cm)" svg:viewBox="0 0 113 131" draw:points="111,111 113,131 0,0">
            <text:p/>
          </draw:polyline>
          <draw:polygon draw:style-name="gr9" draw:text-style-name="P5" draw:layer="layout" svg:width="0.107cm" svg:height="0.152cm" draw:transform="skewX (0.0836012711705284) rotate (-3.12728095372344) translate (13.0949975613269cm 7.95213373230471cm)" svg:viewBox="0 0 108 153" draw:points="108,153 1,19 0,0 108,129">
            <text:p/>
          </draw:polygon>
          <draw:polyline draw:style-name="gr9" draw:text-style-name="P5" draw:layer="layout" svg:width="0.114cm" svg:height="0.161cm" draw:transform="skewX (0.105766952670856) rotate (-3.12047416964066) translate (13.0946274988992cm 8.11007349181482cm)" svg:viewBox="0 0 115 162" draw:points="115,162 2,28 0,0 114,135">
            <text:p/>
          </draw:polyline>
          <draw:polygon draw:style-name="gr9" draw:text-style-name="P5" draw:layer="layout" svg:width="0.112cm" svg:height="0.16cm" draw:transform="skewX (0.0928515162060983) rotate (-3.12920081590063) translate (13.0894860445221cm 8.16512917528522cm)" svg:viewBox="0 0 113 161" draw:points="113,161 0,26 2,0 113,134">
            <text:p/>
          </draw:polygon>
          <draw:polygon draw:style-name="gr9" draw:text-style-name="P5" draw:layer="layout" svg:width="0.107cm" svg:height="0.169cm" draw:transform="skewX (0.0699877030049726) rotate (-3.12728095372344) translate (13.0831327802074cm 8.23119084939348cm)" svg:viewBox="0 0 108 170" draw:points="108,170 0,31 6,0 108,133">
            <text:p/>
          </draw:polygon>
          <draw:polygon draw:style-name="gr9" draw:text-style-name="P5" draw:layer="layout" svg:width="0.106cm" svg:height="0.168cm" draw:transform="skewX (0.100880030765272) rotate (-3.13059707930223) translate (13.0693718065657cm 8.29637067222201cm)" svg:viewBox="0 0 107 169" draw:points="107,169 0,29 2,0 107,135">
            <text:p/>
          </draw:polygon>
          <draw:polygon draw:style-name="gr9" draw:text-style-name="P5" draw:layer="layout" svg:width="0.012cm" svg:height="0.298cm" draw:transform="skewX (0.070162235930172) rotate (3.13024801345183) translate (12.9655711247006cm 8.15218783975581cm)" svg:viewBox="0 0 13 299" draw:points="0,2 2,299 13,298 10,0">
            <text:p/>
          </draw:polygon>
          <draw:polyline draw:style-name="gr9" draw:text-style-name="P5" draw:layer="layout" svg:width="0.057cm" svg:height="0.302cm" draw:transform="skewX (0.0853466004225227) rotate (-3.13112067807783) translate (12.9554450320561cm 8.15207295795024cm)" svg:viewBox="0 0 58 303" draw:points="0,0 11,4 12,303 27,301 27,4 11,4 27,4 34,4 35,294 45,293 45,3 34,4 45,3 58,4">
            <text:p/>
          </draw:polyline>
          <draw:line draw:style-name="gr10" draw:text-style-name="P2" draw:layer="layout" svg:x1="13.062cm" svg:y1="8.3cm" svg:x2="12.907cm" svg:y2="8.469cm">
            <text:p/>
          </draw:line>
          <draw:line draw:style-name="gr10" draw:text-style-name="P2" draw:layer="layout" svg:x1="12.948cm" svg:y1="7.699cm" svg:x2="13.097cm" svg:y2="7.944cm">
            <text:p/>
          </draw:line>
        </draw:g>
        <draw:line draw:style-name="gr11" draw:text-style-name="P5" draw:layer="layout" svg:x1="9.859cm" svg:y1="10.742cm" svg:x2="9.902cm" svg:y2="10.58cm">
          <text:p/>
        </draw:line>
        <draw:polygon draw:style-name="gr11" draw:text-style-name="P5" draw:layer="layout" svg:width="0.108cm" svg:height="0.153cm" draw:transform="skewX (0.0836012711705284) rotate (-0.894306708721895) translate (9.94336041674674cm 10.5498216292691cm)" svg:viewBox="0 0 109 154" draw:points="109,154 0,19 0,0 108,129">
          <text:p/>
        </draw:polygon>
        <draw:polyline draw:style-name="gr11" draw:text-style-name="P5" draw:layer="layout" svg:width="0.112cm" svg:height="0.13cm" draw:transform="skewX (0.0912807198793035) rotate (-0.897273768450285) translate (9.88074706033203cm 10.5963597235993cm)" svg:viewBox="0 0 113 131" draw:points="111,111 113,131 0,0">
          <text:p/>
        </draw:polyline>
        <draw:polygon draw:style-name="gr11" draw:text-style-name="P5" draw:layer="layout" svg:width="0.107cm" svg:height="0.152cm" draw:transform="skewX (0.0836012711705283) rotate (-0.894306708721895) translate (9.86405207017779cm 10.6122837045492cm)" svg:viewBox="0 0 108 153" draw:points="108,153 1,19 0,0 108,129">
          <text:p/>
        </draw:polygon>
        <draw:polyline draw:style-name="gr11" draw:text-style-name="P5" draw:layer="layout" svg:width="0.114cm" svg:height="0.161cm" draw:transform="skewX (0.105766952670856) rotate (-0.887499924639118) translate (9.98883958530579cm 10.5154685164406cm)" svg:viewBox="0 0 115 162" draw:points="115,162 2,28 0,0 114,135">
          <text:p/>
        </draw:polyline>
        <draw:polygon draw:style-name="gr11" draw:text-style-name="P5" draw:layer="layout" svg:width="0.112cm" svg:height="0.16cm" draw:transform="skewX (0.0928515162060984) rotate (-0.896226570899089) translate (10.0354206784977cm 10.4856731377292cm)" svg:viewBox="0 0 113 161" draw:points="113,161 0,26 2,0 113,134">
          <text:p/>
        </draw:polygon>
        <draw:polygon draw:style-name="gr11" draw:text-style-name="P5" draw:layer="layout" svg:width="0.107cm" svg:height="0.169cm" draw:transform="skewX (0.0699877030049727) rotate (-0.894306708721895) translate (10.0914267659788cm 10.4500665804892cm)" svg:viewBox="0 0 108 170" draw:points="108,170 0,31 6,0 108,133">
          <text:p/>
        </draw:polygon>
        <draw:polygon draw:style-name="gr11" draw:text-style-name="P5" draw:layer="layout" svg:width="0.106cm" svg:height="0.168cm" draw:transform="skewX (0.100880030765272) rotate (-0.897622834300684) translate (10.1512919028932cm 10.4208443444053cm)" svg:viewBox="0 0 107 169" draw:points="107,169 0,29 2,0 107,135">
          <text:p/>
        </draw:polygon>
        <draw:polygon draw:style-name="gr11" draw:text-style-name="P5" draw:layer="layout" svg:width="0.012cm" svg:height="0.298cm" draw:transform="skewX (0.0701622359301721) rotate (-0.919963048726212) translate (10.1014017745855cm 10.5913560619823cm)" svg:viewBox="0 0 13 299" draw:points="0,2 2,299 13,298 10,0">
          <text:p/>
        </draw:polygon>
        <draw:polyline draw:style-name="gr11" draw:text-style-name="P5" draw:layer="layout" svg:width="0.057cm" svg:height="0.302cm" draw:transform="skewX (0.0853466004225227) rotate (-0.898146433076282) translate (10.1075370581092cm 10.5994126894504cm)" svg:viewBox="0 0 58 303" draw:points="0,0 11,4 12,303 27,301 27,4 11,4 27,4 34,4 35,294 45,293 45,3 34,4 45,3 58,4">
          <text:p/>
        </draw:polyline>
        <draw:line draw:style-name="gr12" draw:text-style-name="P2" draw:layer="layout" svg:x1="10.154cm" svg:y1="10.43cm" svg:x2="10.208cm" svg:y2="10.462cm">
          <text:p/>
        </draw:line>
        <draw:line draw:style-name="gr12" draw:text-style-name="P2" draw:layer="layout" svg:x1="9.855cm" svg:y1="10.87cm" svg:x2="9.805cm" svg:y2="10.782cm">
          <text:p/>
        </draw:line>
        <draw:frame draw:style-name="gr1" draw:text-style-name="P1" draw:layer="layout" svg:width="6cm" svg:height="9.615cm" svg:x="14.555cm" svg:y="16.97cm">
          <draw:image xlink:href="Pictures/100000000000032000000502260520F4149CC8EF.png" xlink:type="simple" xlink:show="embed" xlink:actuate="onLoad" loext:mime-type="image/png">
            <text:p/>
          </draw:image>
        </draw:frame>
        <draw:frame draw:style-name="gr13" draw:text-style-name="P7" draw:layer="layout" svg:width="5.159cm" svg:height="1.415cm" svg:x="15.68cm" svg:y="2.345cm">
          <draw:text-box>
            <text:p text:style-name="P6"><text:span text:style-name="T1">DCS <text:s/>F/A-18 <text:s text:c="2"/>v 1.6</text:span></text:p>
          </draw:text-box>
        </draw:frame>
        <draw:frame draw:style-name="gr14" draw:text-style-name="P8" draw:layer="layout" svg:width="5.589cm" svg:height="0.636cm" svg:x="15.055cm" svg:y="1.371cm">
          <draw:text-box>
            <text:p><text:span text:style-name="T2"><text:s text:c="23"/></text:span><text:span text:style-name="T2">VIRPIL T50 CM2 Grip</text:span></text:p>
            <text:p><text:span text:style-name="T3"><text:s text:c="115"/></text:span><text:span text:style-name="T3">BY MAZEX</text:span></text:p>
          </draw:text-box>
        </draw:frame>
        <draw:line draw:style-name="gr15" draw:text-style-name="P2" draw:layer="layout" svg:x1="16.155cm" svg:y1="4.97cm" svg:x2="12.359cm" svg:y2="7.572cm">
          <text:p/>
        </draw:line>
        <draw:path draw:style-name="gr16" draw:text-style-name="P9" draw:layer="layout" svg:width="1.916cm" svg:height="0.898cm" svg:x="16.038cm" svg:y="4.57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7.909cm" svg:y="4.8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7.96cm" svg:y="4.828cm">
          <draw:text-box>
            <text:p text:style-name="P11"><text:span text:style-name="T4"><text:s/></text:span><text:span text:style-name="T4">10</text:span></text:p>
          </draw:text-box>
        </draw:frame>
        <draw:frame draw:style-name="gr19" draw:text-style-name="P14" draw:layer="layout" svg:width="1.691cm" svg:height="0.644cm" svg:x="16.146cm" svg:y="4.594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6.193cm" svg:y="4.669cm">
          <draw:text-box>
            <text:p text:style-name="P13"><text:span text:style-name="T6"><text:s/></text:span><text:span text:style-name="T6">A/A MODE</text:span></text:p>
          </draw:text-box>
        </draw:frame>
        <draw:line draw:style-name="gr15" draw:text-style-name="P2" draw:layer="layout" svg:x1="16.255cm" svg:y1="9.97cm" svg:x2="12.455cm" svg:y2="8.67cm">
          <text:p/>
        </draw:line>
        <draw:path draw:style-name="gr21" draw:text-style-name="P16" draw:layer="layout" svg:width="1.916cm" svg:height="0.898cm" svg:x="16.02cm" svg:y="9.47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7.901cm" svg:y="9.7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7.947cm" svg:y="9.728cm">
          <draw:text-box>
            <text:p text:style-name="P11"><text:span text:style-name="T4"><text:s/></text:span><text:span text:style-name="T4">16</text:span></text:p>
          </draw:text-box>
        </draw:frame>
        <draw:frame draw:style-name="gr19" draw:text-style-name="P14" draw:layer="layout" svg:width="1.691cm" svg:height="0.644cm" svg:x="16.128cm" svg:y="9.594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6.175cm" svg:y="9.569cm">
          <draw:text-box>
            <text:p text:style-name="P13"><text:span text:style-name="T6">A/G MODE</text:span></text:p>
          </draw:text-box>
        </draw:frame>
        <draw:line draw:style-name="gr15" draw:text-style-name="P2" draw:layer="layout" svg:x1="10.155cm" svg:y1="7.47cm" svg:x2="7.355cm" svg:y2="5.07cm">
          <text:p/>
        </draw:line>
        <draw:path draw:style-name="gr22" draw:text-style-name="P17" draw:layer="layout" svg:width="1.916cm" svg:height="0.898cm" svg:x="5.238cm" svg:y="4.57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7.077cm" svg:y="4.834cm" svg:viewBox="0 0 478 436" svg:d="M478 96c0-53-41-96-94-96h-290c-52 0-94 43-94 96v245c0 53 42 95 94 95h290c53 0 94-42 94-95z">
          <text:p/>
        </draw:path>
        <draw:frame draw:style-name="gr23" draw:text-style-name="P12" draw:layer="layout" svg:width="0.313cm" svg:height="0.382cm" svg:x="7.188cm" svg:y="4.862cm">
          <draw:text-box>
            <text:p text:style-name="P11"><text:span text:style-name="T4"><text:s/></text:span><text:span text:style-name="T4">4</text:span></text:p>
          </draw:text-box>
        </draw:frame>
        <draw:frame draw:style-name="gr19" draw:text-style-name="P14" draw:layer="layout" svg:width="1.691cm" svg:height="0.644cm" svg:x="5.346cm" svg:y="4.694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5.393cm" svg:y="4.669cm">
          <draw:text-box>
            <text:p text:style-name="P13"><text:span text:style-name="T6">WEAPON</text:span></text:p>
            <text:p text:style-name="P13"><text:span text:style-name="T6"><text:s/></text:span><text:span text:style-name="T6">RELEASE</text:span></text:p>
          </draw:text-box>
        </draw:frame>
        <draw:path draw:style-name="gr22" draw:text-style-name="P17" draw:layer="layout" svg:width="1.918cm" svg:height="0.898cm" svg:x="8.315cm" svg:y="3.3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10.39cm" svg:y="2.315cm" svg:viewBox="0 0 1917 899" svg:d="M1917 134c0-73-59-134-133-134h-1651c-73 0-133 61-133 134v631c0 74 60 134 133 134h1651c74 0 133-60 133-134z">
          <text:p/>
        </draw:path>
        <draw:path draw:style-name="gr22" draw:text-style-name="P17" draw:layer="layout" svg:width="1.918cm" svg:height="0.898cm" svg:x="12.428cm" svg:y="3.3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10.39cm" svg:y="4.427cm" svg:viewBox="0 0 1917 899" svg:d="M1917 134c0-73-59-134-133-134h-1651c-73 0-133 61-133 134v630c0 75 60 135 133 135h1651c74 0 133-60 133-135z">
          <text:p/>
        </draw:path>
        <draw:path draw:style-name="gr17" draw:text-style-name="P10" draw:layer="layout" svg:width="0.477cm" svg:height="0.435cm" svg:x="11.164cm" svg:y="1.917cm" svg:viewBox="0 0 478 436" svg:d="M478 96c0-53-41-96-95-96h-290c-51 0-93 43-93 96v243c0 55 42 97 93 97h290c54 0 95-42 95-97z">
          <text:p/>
        </draw:path>
        <draw:path draw:style-name="gr17" draw:text-style-name="P10" draw:layer="layout" svg:width="0.477cm" svg:height="0.435cm" svg:x="11.097cm" svg:y="5.29cm" svg:viewBox="0 0 478 436" svg:d="M478 96c0-54-41-96-95-96h-290c-51 0-93 42-93 96v243c0 54 42 97 93 97h290c54 0 95-43 95-97z">
          <text:p/>
        </draw:path>
        <draw:path draw:style-name="gr22" draw:text-style-name="P17" draw:layer="layout" svg:width="1.918cm" svg:height="0.898cm" svg:x="10.389cm" svg:y="3.371cm" svg:viewBox="0 0 1919 899" svg:d="M1919 134c0-73-59-134-133-134h-1653c-73 0-133 61-133 134v630c0 75 60 135 133 135h1653c74 0 133-60 133-135z">
          <text:p/>
        </draw:path>
        <draw:frame draw:style-name="gr24" draw:text-style-name="P18" draw:layer="layout" svg:width="0.298cm" svg:height="0.382cm" svg:x="11.322cm" svg:y="1.946cm">
          <draw:text-box>
            <text:p text:style-name="P11"><text:span text:style-name="T4">6</text:span></text:p>
          </draw:text-box>
        </draw:frame>
        <draw:frame draw:style-name="gr24" draw:text-style-name="P18" draw:layer="layout" svg:width="0.298cm" svg:height="0.382cm" svg:x="11.268cm" svg:y="5.325cm">
          <draw:text-box>
            <text:p text:style-name="P11"><text:span text:style-name="T4">8</text:span></text:p>
          </draw:text-box>
        </draw:frame>
        <draw:path draw:style-name="gr25" draw:text-style-name="P10" draw:layer="layout" svg:width="0.328cm" svg:height="0.278cm" svg:x="12.07cm" svg:y="3.286cm" svg:viewBox="0 0 329 279" svg:d="M329 62c0-35-28-62-65-62h-199c-36 0-65 27-65 62v155c0 34 29 62 65 62h199c37 0 65-28 65-62z">
          <text:p/>
        </draw:path>
        <draw:frame draw:style-name="gr26" draw:text-style-name="P19" draw:layer="layout" svg:width="0.296cm" svg:height="0.382cm" svg:x="12.176cm" svg:y="3.262cm">
          <draw:text-box>
            <text:p text:style-name="P11"><text:span text:style-name="T7">5</text:span></text:p>
          </draw:text-box>
        </draw:frame>
        <draw:path draw:style-name="gr17" draw:text-style-name="P10" draw:layer="layout" svg:width="0.478cm" svg:height="0.435cm" svg:x="14.316cm" svg:y="3.602cm" svg:viewBox="0 0 479 436" svg:d="M479 96c0-53-43-96-95-96h-290c-51 0-94 43-94 96v243c0 55 43 97 94 97h290c52 0 95-42 95-97z">
          <text:p/>
        </draw:path>
        <draw:frame draw:style-name="gr24" draw:text-style-name="P18" draw:layer="layout" svg:width="0.298cm" svg:height="0.382cm" svg:x="14.502cm" svg:y="3.639cm">
          <draw:text-box>
            <text:p text:style-name="P11"><text:span text:style-name="T4">7</text:span></text:p>
          </draw:text-box>
        </draw:frame>
        <draw:path draw:style-name="gr17" draw:text-style-name="P10" draw:layer="layout" svg:width="0.477cm" svg:height="0.435cm" svg:x="7.862cm" svg:y="3.601cm" svg:viewBox="0 0 478 436" svg:d="M478 96c0-53-41-96-95-96h-290c-51 0-93 43-93 96v243c0 55 42 97 93 97h290c54 0 95-42 95-97z">
          <text:p/>
        </draw:path>
        <draw:frame draw:style-name="gr24" draw:text-style-name="P18" draw:layer="layout" svg:width="0.298cm" svg:height="0.382cm" svg:x="8.018cm" svg:y="3.631cm">
          <draw:text-box>
            <text:p text:style-name="P11"><text:span text:style-name="T4">9</text:span></text:p>
          </draw:text-box>
        </draw:frame>
        <draw:frame draw:style-name="gr20" draw:text-style-name="P15" draw:layer="layout" svg:width="1.691cm" svg:height="0.71cm" svg:x="10.502cm" svg:y="2.418cm">
          <draw:text-box>
            <text:p text:style-name="P13"><text:span text:style-name="T6"><text:s text:c="10"/></text:span><text:span text:style-name="T6">UP</text:span></text:p>
          </draw:text-box>
        </draw:frame>
        <draw:frame draw:style-name="gr20" draw:text-style-name="P15" draw:layer="layout" svg:width="1.691cm" svg:height="0.71cm" svg:x="10.503cm" svg:y="3.482cm">
          <draw:text-box>
            <text:p text:style-name="P13"><text:span text:style-name="T6"><text:s text:c="2"/></text:span><text:span text:style-name="T6">RESET W.</text:span></text:p>
          </draw:text-box>
        </draw:frame>
        <draw:frame draw:style-name="gr20" draw:text-style-name="P15" draw:layer="layout" svg:width="1.691cm" svg:height="0.71cm" svg:x="12.552cm" svg:y="3.482cm">
          <draw:text-box>
            <text:p text:style-name="P13"><text:span text:style-name="T6"><text:s text:c="5"/></text:span><text:span text:style-name="T6">RIGHT</text:span></text:p>
          </draw:text-box>
        </draw:frame>
        <draw:frame draw:style-name="gr20" draw:text-style-name="P15" draw:layer="layout" svg:width="1.691cm" svg:height="0.71cm" svg:x="8.453cm" svg:y="3.482cm">
          <draw:text-box>
            <text:p text:style-name="P13"><text:span text:style-name="T6"><text:s text:c="6"/></text:span><text:span text:style-name="T6">LEFT</text:span></text:p>
          </draw:text-box>
        </draw:frame>
        <draw:frame draw:style-name="gr20" draw:text-style-name="P15" draw:layer="layout" svg:width="1.691cm" svg:height="0.71cm" svg:x="10.518cm" svg:y="4.534cm">
          <draw:text-box>
            <text:p text:style-name="P13"><text:span text:style-name="T6"><text:s text:c="5"/></text:span><text:span text:style-name="T6">DOWN</text:span></text:p>
          </draw:text-box>
        </draw:frame>
        <draw:line draw:style-name="gr2" draw:text-style-name="P2" draw:layer="layout" svg:x1="10.188cm" svg:y1="8.648cm" svg:x2="8.755cm" svg:y2="8.47cm">
          <text:p/>
        </draw:line>
        <draw:path draw:style-name="gr22" draw:text-style-name="P17" draw:layer="layout" svg:width="1.918cm" svg:height="0.898cm" svg:x="1.915cm" svg:y="7.9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3.99cm" svg:y="6.915cm" svg:viewBox="0 0 1917 899" svg:d="M1917 134c0-73-59-134-133-134h-1651c-73 0-133 61-133 134v631c0 74 60 134 133 134h1651c74 0 133-60 133-134z">
          <text:p/>
        </draw:path>
        <draw:path draw:style-name="gr22" draw:text-style-name="P17" draw:layer="layout" svg:width="1.918cm" svg:height="0.898cm" svg:x="6.028cm" svg:y="7.9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3.99cm" svg:y="9.027cm" svg:viewBox="0 0 1917 899" svg:d="M1917 134c0-73-59-134-133-134h-1651c-73 0-133 61-133 134v630c0 75 60 135 133 135h1651c74 0 133-60 133-135z">
          <text:p/>
        </draw:path>
        <draw:path draw:style-name="gr17" draw:text-style-name="P10" draw:layer="layout" svg:width="0.99cm" svg:height="0.435cm" svg:x="4.464cm" svg:y="6.517cm" svg:viewBox="0 0 991 436" svg:d="M991 96c0-53-85-96-197-96h-601c-106 0-193 43-193 96v243c0 55 87 97 193 97h601c112 0 197-42 197-97z">
          <text:p/>
        </draw:path>
        <draw:path draw:style-name="gr22" draw:text-style-name="P17" draw:layer="layout" svg:width="1.918cm" svg:height="0.898cm" svg:x="3.989cm" svg:y="7.971cm" svg:viewBox="0 0 1919 899" svg:d="M1919 134c0-73-59-134-133-134h-1653c-73 0-133 61-133 134v630c0 75 60 135 133 135h1653c74 0 133-60 133-135z">
          <text:p/>
        </draw:path>
        <draw:frame draw:style-name="gr27" draw:text-style-name="P18" draw:layer="layout" svg:width="0.768cm" svg:height="0.382cm" svg:x="4.566cm" svg:y="6.546cm">
          <draw:text-box>
            <text:p text:style-name="P11"><text:span text:style-name="T4">POV1U</text:span></text:p>
          </draw:text-box>
        </draw:frame>
        <draw:path draw:style-name="gr25" draw:text-style-name="P10" draw:layer="layout" svg:width="0.328cm" svg:height="0.278cm" svg:x="5.67cm" svg:y="7.886cm" svg:viewBox="0 0 329 279" svg:d="M329 62c0-35-28-62-65-62h-199c-36 0-65 27-65 62v155c0 34 29 62 65 62h199c37 0 65-28 65-62z">
          <text:p/>
        </draw:path>
        <draw:frame draw:style-name="gr26" draw:text-style-name="P19" draw:layer="layout" svg:width="0.296cm" svg:height="0.382cm" svg:x="5.78cm" svg:y="7.859cm">
          <draw:text-box>
            <text:p text:style-name="P11"><text:span text:style-name="T7">3</text:span></text:p>
          </draw:text-box>
        </draw:frame>
        <draw:frame draw:style-name="gr20" draw:text-style-name="P15" draw:layer="layout" svg:width="1.691cm" svg:height="0.71cm" svg:x="4.102cm" svg:y="7.07cm">
          <draw:text-box>
            <text:p text:style-name="P13"><text:span text:style-name="T6"><text:s text:c="5"/></text:span><text:span text:style-name="T6">RADAR</text:span></text:p>
            <text:p text:style-name="P13"><text:span text:style-name="T6"><text:s text:c="5"/></text:span><text:span text:style-name="T6">UP</text:span></text:p>
          </draw:text-box>
        </draw:frame>
        <draw:frame draw:style-name="gr20" draw:text-style-name="P15" draw:layer="layout" svg:width="1.691cm" svg:height="0.71cm" svg:x="4.103cm" svg:y="8.124cm">
          <draw:text-box>
            <text:p text:style-name="P13"><text:span text:style-name="T8">R. MDI - PB06</text:span></text:p>
            <text:p text:style-name="P13"><text:span text:style-name="T5">BAR MODE</text:span></text:p>
          </draw:text-box>
        </draw:frame>
        <draw:frame draw:style-name="gr20" draw:text-style-name="P15" draw:layer="layout" svg:width="1.691cm" svg:height="0.71cm" svg:x="6.152cm" svg:y="8.14cm">
          <draw:text-box>
            <text:p text:style-name="P13"><text:span text:style-name="T8">R. MDI - PB11</text:span></text:p>
            <text:p text:style-name="P13"><text:span text:style-name="T5">RNG. <text:s/>INCR.</text:span></text:p>
          </draw:text-box>
        </draw:frame>
        <draw:frame draw:style-name="gr20" draw:text-style-name="P15" draw:layer="layout" svg:width="1.691cm" svg:height="0.71cm" svg:x="2.067cm" svg:y="8.126cm">
          <draw:text-box>
            <text:p text:style-name="P13"><text:span text:style-name="T8">R. MDI - PB12</text:span></text:p>
            <text:p text:style-name="P13"><text:span text:style-name="T5">RNG. <text:s/>DECR.</text:span></text:p>
          </draw:text-box>
        </draw:frame>
        <draw:frame draw:style-name="gr20" draw:text-style-name="P15" draw:layer="layout" svg:width="1.691cm" svg:height="0.71cm" svg:x="4.118cm" svg:y="9.134cm">
          <draw:text-box>
            <text:p text:style-name="P13"><text:span text:style-name="T6"><text:s text:c="5"/></text:span><text:span text:style-name="T6">RADAR</text:span></text:p>
            <text:p text:style-name="P13"><text:span text:style-name="T6"><text:s text:c="5"/></text:span><text:span text:style-name="T6">DOWN</text:span></text:p>
          </draw:text-box>
        </draw:frame>
        <draw:line draw:style-name="gr15" draw:text-style-name="P2" draw:layer="layout" svg:x1="15.555cm" svg:y1="7.47cm" svg:x2="13.055cm" svg:y2="8.07cm">
          <text:p/>
        </draw:line>
        <draw:line draw:style-name="gr2" draw:text-style-name="P2" draw:layer="layout" svg:x1="10.045cm" svg:y1="10.422cm" svg:x2="7.62cm" svg:y2="11.935cm">
          <text:p/>
        </draw:line>
        <draw:g>
          <draw:custom-shape draw:style-name="gr28" draw:text-style-name="P3" draw:layer="layout" svg:width="7.3cm" svg:height="4.2cm" svg:x="1.339cm" svg:y="11.3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4" draw:layer="layout" svg:width="3.5cm" svg:height="2.095cm" svg:x="5.139cm" svg:y="11.338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0" draw:text-style-name="P4" draw:layer="layout" svg:width="0.045cm" svg:height="2.416cm" svg:x="5.122cm" svg:y="11.366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1" draw:text-style-name="P4" draw:layer="layout" svg:width="3.585cm" svg:height="0.1cm" svg:x="5.039cm" svg:y="13.381cm">
            <text:p/>
            <draw:enhanced-geometry svg:viewBox="0 0 21600 21600" draw:mirror-vertical="true" draw:type="rectangle" draw:enhanced-path="M 0 0 L 21600 0 21600 21600 0 21600 0 0 Z N"/>
          </draw:custom-shape>
        </draw:g>
        <draw:line draw:style-name="gr2" draw:text-style-name="P2" draw:layer="layout" svg:x1="11.355cm" svg:y1="8.474cm" svg:x2="13.503cm" svg:y2="11.464cm">
          <text:p/>
        </draw:line>
        <draw:g>
          <draw:custom-shape draw:style-name="gr3" draw:text-style-name="P3" draw:layer="layout" svg:width="7.3cm" svg:height="4.2cm" svg:x="13.252cm" svg:y="11.158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3.5cm" svg:height="2.095cm" svg:x="13.255cm" svg:y="11.158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5" draw:text-style-name="P4" draw:layer="layout" svg:width="0.045cm" svg:height="2.416cm" svg:x="16.714cm" svg:y="11.186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6" draw:text-style-name="P4" draw:layer="layout" svg:width="3.585cm" svg:height="0.1cm" svg:x="13.268cm" svg:y="13.171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7" draw:text-style-name="P4" draw:layer="layout" svg:width="0.4cm" svg:height="2.8cm" svg:x="16.492cm" svg:y="11.17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</draw:g>
        <draw:path draw:style-name="gr22" draw:text-style-name="P17" draw:layer="layout" svg:width="1.918cm" svg:height="0.898cm" svg:x="13.915cm" svg:y="12.7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15.99cm" svg:y="11.715cm" svg:viewBox="0 0 1917 899" svg:d="M1917 134c0-73-59-134-133-134h-1651c-73 0-133 61-133 134v631c0 74 60 134 133 134h1651c74 0 133-60 133-134z">
          <text:p/>
        </draw:path>
        <draw:path draw:style-name="gr22" draw:text-style-name="P17" draw:layer="layout" svg:width="1.918cm" svg:height="0.898cm" svg:x="18.028cm" svg:y="12.773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15.99cm" svg:y="13.827cm" svg:viewBox="0 0 1917 899" svg:d="M1917 134c0-73-59-134-133-134h-1651c-73 0-133 61-133 134v630c0 75 60 135 133 135h1651c74 0 133-60 133-135z">
          <text:p/>
        </draw:path>
        <draw:path draw:style-name="gr17" draw:text-style-name="P10" draw:layer="layout" svg:width="0.477cm" svg:height="0.435cm" svg:x="16.764cm" svg:y="11.317cm" svg:viewBox="0 0 478 436" svg:d="M478 96c0-53-41-96-95-96h-290c-51 0-93 43-93 96v243c0 55 42 97 93 97h290c54 0 95-42 95-97z">
          <text:p/>
        </draw:path>
        <draw:path draw:style-name="gr17" draw:text-style-name="P10" draw:layer="layout" svg:width="0.477cm" svg:height="0.435cm" svg:x="16.697cm" svg:y="14.712cm" svg:viewBox="0 0 478 436" svg:d="M478 96c0-54-41-96-95-96h-290c-51 0-93 42-93 96v243c0 54 42 97 93 97h290c54 0 95-43 95-97z">
          <text:p/>
        </draw:path>
        <draw:path draw:style-name="gr22" draw:text-style-name="P17" draw:layer="layout" svg:width="1.918cm" svg:height="0.898cm" svg:x="15.989cm" svg:y="12.771cm" svg:viewBox="0 0 1919 899" svg:d="M1919 134c0-73-59-134-133-134h-1653c-73 0-133 61-133 134v630c0 75 60 135 133 135h1653c74 0 133-60 133-135z">
          <text:p/>
        </draw:path>
        <draw:frame draw:style-name="gr24" draw:text-style-name="P18" draw:layer="layout" svg:width="0.298cm" svg:height="0.382cm" svg:x="16.866cm" svg:y="11.346cm">
          <draw:text-box>
            <text:p text:style-name="P11"><text:span text:style-name="T4">12</text:span></text:p>
          </draw:text-box>
        </draw:frame>
        <draw:frame draw:style-name="gr24" draw:text-style-name="P18" draw:layer="layout" svg:width="0.298cm" svg:height="0.382cm" svg:x="16.801cm" svg:y="14.747cm">
          <draw:text-box>
            <text:p text:style-name="P11"><text:span text:style-name="T4">14</text:span></text:p>
          </draw:text-box>
        </draw:frame>
        <draw:path draw:style-name="gr25" draw:text-style-name="P10" draw:layer="layout" svg:width="0.328cm" svg:height="0.278cm" svg:x="17.67cm" svg:y="12.642cm" svg:viewBox="0 0 329 279" svg:d="M329 62c0-35-28-62-65-62h-199c-36 0-65 27-65 62v155c0 34 29 62 65 62h199c37 0 65-28 65-62z">
          <text:p/>
        </draw:path>
        <draw:frame draw:style-name="gr26" draw:text-style-name="P19" draw:layer="layout" svg:width="0.296cm" svg:height="0.382cm" svg:x="17.72cm" svg:y="12.615cm">
          <draw:text-box>
            <text:p text:style-name="P11"><text:span text:style-name="T7">17</text:span></text:p>
          </draw:text-box>
        </draw:frame>
        <draw:path draw:style-name="gr17" draw:text-style-name="P10" draw:layer="layout" svg:width="0.478cm" svg:height="0.435cm" svg:x="19.916cm" svg:y="13.002cm" svg:viewBox="0 0 479 436" svg:d="M479 96c0-53-43-96-95-96h-290c-51 0-94 43-94 96v243c0 55 43 97 94 97h290c52 0 95-42 95-97z">
          <text:p/>
        </draw:path>
        <draw:frame draw:style-name="gr24" draw:text-style-name="P18" draw:layer="layout" svg:width="0.298cm" svg:height="0.382cm" svg:x="20.025cm" svg:y="13.039cm">
          <draw:text-box>
            <text:p text:style-name="P11"><text:span text:style-name="T4">13</text:span></text:p>
          </draw:text-box>
        </draw:frame>
        <draw:path draw:style-name="gr17" draw:text-style-name="P10" draw:layer="layout" svg:width="0.477cm" svg:height="0.435cm" svg:x="13.462cm" svg:y="13.001cm" svg:viewBox="0 0 478 436" svg:d="M478 96c0-53-41-96-95-96h-290c-51 0-93 43-93 96v243c0 55 42 97 93 97h290c54 0 95-42 95-97z">
          <text:p/>
        </draw:path>
        <draw:frame draw:style-name="gr24" draw:text-style-name="P18" draw:layer="layout" svg:width="0.298cm" svg:height="0.382cm" svg:x="13.563cm" svg:y="13.031cm">
          <draw:text-box>
            <text:p text:style-name="P11"><text:span text:style-name="T4">15</text:span></text:p>
          </draw:text-box>
        </draw:frame>
        <draw:frame draw:style-name="gr20" draw:text-style-name="P15" draw:layer="layout" svg:width="1.691cm" svg:height="0.71cm" svg:x="16.102cm" svg:y="11.818cm">
          <draw:text-box>
            <text:p text:style-name="P13"><text:span text:style-name="T6"><text:s text:c="8"/></text:span><text:span text:style-name="T6">FWD</text:span></text:p>
          </draw:text-box>
        </draw:frame>
        <draw:frame draw:style-name="gr20" draw:text-style-name="P15" draw:layer="layout" svg:width="1.691cm" svg:height="0.71cm" svg:x="16.103cm" svg:y="12.882cm">
          <draw:text-box>
            <text:p text:style-name="P13"><text:span text:style-name="T6"><text:s/></text:span><text:span text:style-name="T6">DEPRESS</text:span></text:p>
          </draw:text-box>
        </draw:frame>
        <draw:frame draw:style-name="gr20" draw:text-style-name="P15" draw:layer="layout" svg:width="1.691cm" svg:height="0.71cm" svg:x="18.152cm" svg:y="12.882cm">
          <draw:text-box>
            <text:p text:style-name="P13"><text:span text:style-name="T6"><text:s text:c="6"/></text:span><text:span text:style-name="T6">RIGHT</text:span></text:p>
          </draw:text-box>
        </draw:frame>
        <draw:frame draw:style-name="gr20" draw:text-style-name="P15" draw:layer="layout" svg:width="1.691cm" svg:height="0.71cm" svg:x="14.053cm" svg:y="12.882cm">
          <draw:text-box>
            <text:p text:style-name="P13"><text:span text:style-name="T6"><text:s text:c="7"/></text:span><text:span text:style-name="T6">LEFT</text:span></text:p>
          </draw:text-box>
        </draw:frame>
        <draw:frame draw:style-name="gr20" draw:text-style-name="P15" draw:layer="layout" svg:width="1.691cm" svg:height="0.71cm" svg:x="16.118cm" svg:y="13.934cm">
          <draw:text-box>
            <text:p text:style-name="P13"><text:span text:style-name="T6"><text:s text:c="8"/></text:span><text:span text:style-name="T6">AFT</text:span></text:p>
          </draw:text-box>
        </draw:frame>
        <draw:frame draw:style-name="gr32" draw:text-style-name="P21" draw:layer="layout" svg:width="1.952cm" svg:height="1.152cm" svg:x="13.503cm" svg:y="11.418cm">
          <draw:text-box>
            <text:p text:style-name="P20"><text:span text:style-name="T6">SENSOR</text:span></text:p>
            <text:p text:style-name="P20"><text:span text:style-name="T6">CONTROL</text:span></text:p>
          </draw:text-box>
        </draw:frame>
        <draw:path draw:style-name="gr22" draw:text-style-name="P17" draw:layer="layout" svg:width="1.918cm" svg:height="0.898cm" svg:x="1.955cm" svg:y="12.961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4.03cm" svg:y="11.903cm" svg:viewBox="0 0 1917 899" svg:d="M1917 134c0-73-59-134-133-134h-1651c-73 0-133 61-133 134v631c0 74 60 134 133 134h1651c74 0 133-60 133-134z">
          <text:p/>
        </draw:path>
        <draw:path draw:style-name="gr22" draw:text-style-name="P17" draw:layer="layout" svg:width="1.918cm" svg:height="0.898cm" svg:x="6.068cm" svg:y="12.961cm" svg:viewBox="0 0 1919 899" svg:d="M1919 134c0-73-59-134-132-134h-1654c-73 0-133 61-133 134v631c0 74 60 134 133 134h1654c73 0 132-60 132-134z">
          <text:p/>
        </draw:path>
        <draw:path draw:style-name="gr22" draw:text-style-name="P17" draw:layer="layout" svg:width="1.916cm" svg:height="0.898cm" svg:x="4.03cm" svg:y="14.015cm" svg:viewBox="0 0 1917 899" svg:d="M1917 134c0-73-59-134-133-134h-1651c-73 0-133 61-133 134v630c0 75 60 135 133 135h1651c74 0 133-60 133-135z">
          <text:p/>
        </draw:path>
        <draw:path draw:style-name="gr17" draw:text-style-name="P10" draw:layer="layout" svg:width="0.477cm" svg:height="0.435cm" svg:x="4.804cm" svg:y="11.505cm" svg:viewBox="0 0 478 436" svg:d="M478 96c0-53-41-96-95-96h-290c-51 0-93 43-93 96v243c0 55 42 97 93 97h290c54 0 95-42 95-97z">
          <text:p/>
        </draw:path>
        <draw:path draw:style-name="gr17" draw:text-style-name="P10" draw:layer="layout" svg:width="0.477cm" svg:height="0.435cm" svg:x="4.737cm" svg:y="14.9cm" svg:viewBox="0 0 478 436" svg:d="M478 96c0-54-41-96-95-96h-290c-51 0-93 42-93 96v243c0 54 42 97 93 97h290c54 0 95-43 95-97z">
          <text:p/>
        </draw:path>
        <draw:path draw:style-name="gr22" draw:text-style-name="P17" draw:layer="layout" svg:width="1.918cm" svg:height="0.898cm" svg:x="4.029cm" svg:y="12.959cm" svg:viewBox="0 0 1919 899" svg:d="M1919 134c0-73-59-134-133-134h-1653c-73 0-133 61-133 134v630c0 75 60 135 133 135h1653c74 0 133-60 133-135z">
          <text:p/>
        </draw:path>
        <draw:frame draw:style-name="gr24" draw:text-style-name="P18" draw:layer="layout" svg:width="0.298cm" svg:height="0.382cm" svg:x="4.9cm" svg:y="11.534cm">
          <draw:text-box>
            <text:p text:style-name="P11"><text:span text:style-name="T4">22</text:span></text:p>
          </draw:text-box>
        </draw:frame>
        <draw:frame draw:style-name="gr24" draw:text-style-name="P18" draw:layer="layout" svg:width="0.298cm" svg:height="0.382cm" svg:x="4.841cm" svg:y="14.935cm">
          <draw:text-box>
            <text:p text:style-name="P11"><text:span text:style-name="T4">24</text:span></text:p>
          </draw:text-box>
        </draw:frame>
        <draw:path draw:style-name="gr25" draw:text-style-name="P10" draw:layer="layout" svg:width="0.328cm" svg:height="0.278cm" svg:x="5.7cm" svg:y="12.874cm" svg:viewBox="0 0 329 279" svg:d="M329 62c0-35-28-62-65-62h-199c-36 0-65 27-65 62v155c0 34 29 62 65 62h199c37 0 65-28 65-62z">
          <text:p/>
        </draw:path>
        <draw:frame draw:style-name="gr26" draw:text-style-name="P19" draw:layer="layout" svg:width="0.296cm" svg:height="0.382cm" svg:x="5.756cm" svg:y="12.847cm">
          <draw:text-box>
            <text:p text:style-name="P11"><text:span text:style-name="T7">21</text:span></text:p>
          </draw:text-box>
        </draw:frame>
        <draw:path draw:style-name="gr17" draw:text-style-name="P10" draw:layer="layout" svg:width="0.478cm" svg:height="0.435cm" svg:x="7.956cm" svg:y="13.19cm" svg:viewBox="0 0 479 436" svg:d="M479 96c0-53-43-96-95-96h-290c-51 0-94 43-94 96v243c0 55 43 97 94 97h290c52 0 95-42 95-97z">
          <text:p/>
        </draw:path>
        <draw:frame draw:style-name="gr24" draw:text-style-name="P18" draw:layer="layout" svg:width="0.298cm" svg:height="0.382cm" svg:x="8.065cm" svg:y="13.227cm">
          <draw:text-box>
            <text:p text:style-name="P11"><text:span text:style-name="T4">23</text:span></text:p>
          </draw:text-box>
        </draw:frame>
        <draw:path draw:style-name="gr17" draw:text-style-name="P10" draw:layer="layout" svg:width="0.477cm" svg:height="0.435cm" svg:x="1.502cm" svg:y="13.189cm" svg:viewBox="0 0 478 436" svg:d="M478 96c0-53-41-96-95-96h-290c-51 0-93 43-93 96v243c0 55 42 97 93 97h290c54 0 95-42 95-97z">
          <text:p/>
        </draw:path>
        <draw:frame draw:style-name="gr24" draw:text-style-name="P18" draw:layer="layout" svg:width="0.298cm" svg:height="0.382cm" svg:x="1.603cm" svg:y="13.219cm">
          <draw:text-box>
            <text:p text:style-name="P11"><text:span text:style-name="T4">25</text:span></text:p>
          </draw:text-box>
        </draw:frame>
        <draw:frame draw:style-name="gr20" draw:text-style-name="P15" draw:layer="layout" svg:width="1.691cm" svg:height="0.71cm" svg:x="4.142cm" svg:y="12.006cm">
          <draw:text-box>
            <text:p text:style-name="P13"><text:span text:style-name="T6"><text:s text:c="6"/></text:span><text:span text:style-name="T6">GUNS</text:span></text:p>
          </draw:text-box>
        </draw:frame>
        <draw:frame draw:style-name="gr20" draw:text-style-name="P15" draw:layer="layout" svg:width="1.691cm" svg:height="0.71cm" svg:x="4.143cm" svg:y="13.07cm">
          <draw:text-box>
            <text:p text:style-name="P13"><text:span text:style-name="T6"><text:s text:c="4"/></text:span><text:span text:style-name="T6">PAUSE</text:span></text:p>
          </draw:text-box>
        </draw:frame>
        <draw:frame draw:style-name="gr20" draw:text-style-name="P15" draw:layer="layout" svg:width="1.691cm" svg:height="0.71cm" svg:x="6.192cm" svg:y="13.07cm">
          <draw:text-box>
            <text:p text:style-name="P13"><text:span text:style-name="T9"><text:s text:c="3"/></text:span><text:span text:style-name="T9">SPARROW</text:span></text:p>
          </draw:text-box>
        </draw:frame>
        <draw:frame draw:style-name="gr20" draw:text-style-name="P15" draw:layer="layout" svg:width="1.691cm" svg:height="0.71cm" svg:x="2.093cm" svg:y="13.07cm">
          <draw:text-box>
            <text:p text:style-name="P13"><text:span text:style-name="T9">SIDEWINDER</text:span></text:p>
          </draw:text-box>
        </draw:frame>
        <draw:frame draw:style-name="gr20" draw:text-style-name="P15" draw:layer="layout" svg:width="1.691cm" svg:height="0.71cm" svg:x="4.158cm" svg:y="14.122cm">
          <draw:text-box>
            <text:p text:style-name="P13"><text:span text:style-name="T6"><text:s text:c="2"/></text:span><text:span text:style-name="T6">AMRAAM</text:span></text:p>
          </draw:text-box>
        </draw:frame>
        <draw:path draw:style-name="gr22" draw:text-style-name="P17" draw:layer="layout" svg:width="1.916cm" svg:height="0.898cm" svg:x="16.027cm" svg:y="6.17cm" svg:viewBox="0 0 1917 899" svg:d="M1917 135c0-74-59-135-132-135h-1652c-73 0-133 61-133 135v630c0 75 60 134 133 134h1652c73 0 132-59 132-134z">
          <text:p/>
        </draw:path>
        <draw:path draw:style-name="gr22" draw:text-style-name="P17" draw:layer="layout" svg:width="1.916cm" svg:height="0.898cm" svg:x="16.024cm" svg:y="7.981cm" svg:viewBox="0 0 1917 899" svg:d="M1917 134c0-74-59-134-132-134h-1652c-73 0-133 60-133 134v630c0 75 60 135 133 135h1652c73 0 132-60 132-135z">
          <text:p/>
        </draw:path>
        <draw:path draw:style-name="gr17" draw:text-style-name="P10" draw:layer="layout" svg:width="0.477cm" svg:height="0.435cm" svg:x="17.901cm" svg:y="6.419cm" svg:viewBox="0 0 478 436" svg:d="M478 96c0-53-41-96-94-96h-291c-51 0-93 43-93 96v245c0 53 42 95 93 95h291c53 0 94-42 94-95z">
          <text:p/>
        </draw:path>
        <draw:frame draw:style-name="gr24" draw:text-style-name="P12" draw:layer="layout" svg:width="0.298cm" svg:height="0.382cm" svg:x="17.989cm" svg:y="6.45cm">
          <draw:text-box>
            <text:p text:style-name="P11"><text:span text:style-name="T4">18</text:span></text:p>
          </draw:text-box>
        </draw:frame>
        <draw:custom-shape draw:style-name="gr33" draw:text-style-name="P22" draw:layer="layout" svg:width="0.298cm" svg:height="0.606cm" svg:x="15.657cm" svg:y="6.364cm">
          <text:p/>
          <draw:enhanced-geometry svg:viewBox="0 0 21600 21600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2" draw:layer="layout" svg:width="0.298cm" svg:height="0.605cm" svg:x="15.657cm" svg:y="8.146cm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15" draw:layer="layout" svg:width="1.691cm" svg:height="0.71cm" svg:x="16.147cm" svg:y="6.27cm">
          <draw:text-box>
            <text:p text:style-name="P13"><text:span text:style-name="T8">R. MDI - PB19</text:span></text:p>
            <text:p text:style-name="P13"><text:span text:style-name="T5">RDR AZIM.</text:span></text:p>
          </draw:text-box>
        </draw:frame>
        <draw:frame draw:style-name="gr35" draw:text-style-name="P15" draw:layer="layout" svg:width="1.759cm" svg:height="0.71cm" svg:x="16.148cm" svg:y="8.106cm">
          <draw:text-box>
            <text:p text:style-name="P13"><text:span text:style-name="T8">L. MDI - PB08</text:span></text:p>
            <text:p text:style-name="P13"><text:span text:style-name="T10">SCALE (SA/HSI)</text:span></text:p>
          </draw:text-box>
        </draw:frame>
        <draw:path draw:style-name="gr22" draw:text-style-name="P17" draw:layer="layout" svg:width="1.916cm" svg:height="0.898cm" svg:x="16.038cm" svg:y="7.071cm" svg:viewBox="0 0 1917 899" svg:d="M1917 135c0-74-59-135-133-135h-1652c-72 0-132 61-132 135v630c0 74 60 134 132 134h1652c74 0 133-60 133-134z">
          <text:p/>
        </draw:path>
        <draw:frame draw:style-name="gr19" draw:text-style-name="P14" draw:layer="layout" svg:width="1.691cm" svg:height="0.644cm" svg:x="16.146cm" svg:y="7.195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6.193cm" svg:y="7.17cm">
          <draw:text-box>
            <text:p text:style-name="P13"><text:span text:style-name="T6"><text:s text:c="6"/></text:span><text:span text:style-name="T6">NWS</text:span></text:p>
          </draw:text-box>
        </draw:frame>
        <draw:line draw:style-name="gr15" draw:text-style-name="P2" draw:layer="layout" svg:x1="17.255cm" svg:y1="22.37cm" svg:x2="14.455cm" svg:y2="24.47cm">
          <text:p/>
        </draw:line>
        <draw:line draw:style-name="gr15" draw:text-style-name="P2" draw:layer="layout" svg:x1="18.155cm" svg:y1="22.57cm" svg:x2="14.555cm" svg:y2="25.67cm">
          <text:p/>
        </draw:line>
        <draw:path draw:style-name="gr22" draw:text-style-name="P17" draw:layer="layout" svg:width="1.916cm" svg:height="0.898cm" svg:x="12.33cm" svg:y="25.172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4.169cm" svg:y="25.436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4.205cm" svg:y="25.464cm">
          <draw:text-box>
            <text:p text:style-name="P11"><text:span text:style-name="T4"><text:s/></text:span><text:span text:style-name="T4">26</text:span></text:p>
          </draw:text-box>
        </draw:frame>
        <draw:frame draw:style-name="gr19" draw:text-style-name="P14" draw:layer="layout" svg:width="1.691cm" svg:height="0.644cm" svg:x="12.438cm" svg:y="25.296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2.485cm" svg:y="25.271cm">
          <draw:text-box>
            <text:p text:style-name="P13"><text:span text:style-name="T6">ATC Dis.</text:span></text:p>
            <text:p text:style-name="P13"><text:span text:style-name="T6"><text:s text:c="2"/></text:span><text:span text:style-name="T6">NWS Dis.</text:span></text:p>
          </draw:text-box>
        </draw:frame>
        <draw:line draw:style-name="gr15" draw:text-style-name="P2" draw:layer="layout" svg:x1="17.255cm" svg:y1="19.97cm" svg:x2="14.455cm" svg:y2="22.77cm">
          <text:p/>
        </draw:line>
        <draw:path draw:style-name="gr22" draw:text-style-name="P17" draw:layer="layout" svg:width="1.916cm" svg:height="0.898cm" svg:x="12.326cm" svg:y="22.272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4.165cm" svg:y="22.536cm" svg:viewBox="0 0 478 436" svg:d="M478 96c0-53-41-96-94-96h-290c-52 0-94 43-94 96v245c0 53 42 95 94 95h290c53 0 94-42 94-95z">
          <text:p/>
        </draw:path>
        <draw:frame draw:style-name="gr23" draw:text-style-name="P12" draw:layer="layout" svg:width="0.313cm" svg:height="0.382cm" svg:x="14.276cm" svg:y="22.564cm">
          <draw:text-box>
            <text:p text:style-name="P11"><text:span text:style-name="T4"><text:s/></text:span><text:span text:style-name="T4">2</text:span></text:p>
          </draw:text-box>
        </draw:frame>
        <draw:frame draw:style-name="gr19" draw:text-style-name="P14" draw:layer="layout" svg:width="1.691cm" svg:height="0.644cm" svg:x="12.434cm" svg:y="22.396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2.481cm" svg:y="22.371cm">
          <draw:text-box>
            <text:p text:style-name="P13"><text:span text:style-name="T6"><text:s text:c="8"/></text:span><text:span text:style-name="T6">FIRE</text:span></text:p>
          </draw:text-box>
        </draw:frame>
        <draw:line draw:style-name="gr15" draw:text-style-name="P2" draw:layer="layout" svg:x1="16.255cm" svg:y1="19.97cm" svg:x2="14.455cm" svg:y2="20.77cm">
          <text:p/>
        </draw:line>
        <draw:path draw:style-name="gr22" draw:text-style-name="P17" draw:layer="layout" svg:width="1.916cm" svg:height="0.898cm" svg:x="12.33cm" svg:y="20.271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4.169cm" svg:y="20.535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4.22cm" svg:y="20.563cm">
          <draw:text-box>
            <text:p text:style-name="P11"><text:span text:style-name="T4"><text:s/></text:span><text:span text:style-name="T4">20</text:span></text:p>
          </draw:text-box>
        </draw:frame>
        <draw:frame draw:style-name="gr19" draw:text-style-name="P14" draw:layer="layout" svg:width="1.691cm" svg:height="0.644cm" svg:x="12.438cm" svg:y="20.395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2.485cm" svg:y="20.37cm">
          <draw:text-box>
            <text:p text:style-name="P13"><text:span text:style-name="T6">SPIN REC.</text:span></text:p>
          </draw:text-box>
        </draw:frame>
        <draw:path draw:style-name="gr22" draw:text-style-name="P17" draw:layer="layout" svg:width="1.916cm" svg:height="0.898cm" svg:x="9.831cm" svg:y="20.272cm" svg:viewBox="0 0 1917 899" svg:d="M1917 135c0-74-59-135-133-135h-1652c-72 0-132 61-132 135v630c0 74 60 134 132 134h1652c74 0 133-60 133-134z">
          <text:p/>
        </draw:path>
        <draw:frame draw:style-name="gr19" draw:text-style-name="P14" draw:layer="layout" svg:width="1.691cm" svg:height="0.644cm" svg:x="9.939cm" svg:y="20.396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9.986cm" svg:y="20.371cm">
          <draw:text-box>
            <text:p text:style-name="P13"><text:span text:style-name="T5">Spin Recov</text:span></text:p>
            <text:p text:style-name="P13"><text:span text:style-name="T5">Cover</text:span></text:p>
          </draw:text-box>
        </draw:frame>
        <draw:path draw:style-name="gr22" draw:text-style-name="P17" draw:layer="layout" svg:width="1.916cm" svg:height="0.898cm" svg:x="9.832cm" svg:y="22.273cm" svg:viewBox="0 0 1917 899" svg:d="M1917 135c0-74-59-135-133-135h-1652c-72 0-132 61-132 135v630c0 74 60 134 132 134h1652c74 0 133-60 133-134z">
          <text:p/>
        </draw:path>
        <draw:frame draw:style-name="gr19" draw:text-style-name="P14" draw:layer="layout" svg:width="1.691cm" svg:height="0.644cm" svg:x="9.94cm" svg:y="22.397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9.987cm" svg:y="22.372cm">
          <draw:text-box>
            <text:p text:style-name="P13"><text:span text:style-name="T6"><text:s text:c="8"/></text:span><text:span text:style-name="T6">N / A</text:span></text:p>
          </draw:text-box>
        </draw:frame>
        <draw:path draw:style-name="gr36" draw:text-style-name="P17" draw:layer="layout" svg:width="1.918cm" svg:height="0.898cm" svg:x="1.915cm" svg:y="9.019cm" svg:viewBox="0 0 1919 899" svg:d="M1919 134c0-73-59-134-132-134h-1654c-73 0-133 61-133 134v631c0 74 60 134 133 134h1654c73 0 132-60 132-134z">
          <text:p/>
        </draw:path>
        <draw:path draw:style-name="gr36" draw:text-style-name="P17" draw:layer="layout" svg:width="1.916cm" svg:height="0.898cm" svg:x="6.035cm" svg:y="9.028cm" svg:viewBox="0 0 1917 899" svg:d="M1917 134c0-73-59-134-133-134h-1651c-73 0-133 61-133 134v630c0 75 60 135 133 135h1651c74 0 133-60 133-135z">
          <text:p/>
        </draw:path>
        <draw:path draw:style-name="gr36" draw:text-style-name="P17" draw:layer="layout" svg:width="1.916cm" svg:height="0.898cm" svg:x="6.036cm" svg:y="6.916cm" svg:viewBox="0 0 1917 899" svg:d="M1917 134c0-73-59-134-133-134h-1651c-73 0-133 61-133 134v631c0 74 60 134 133 134h1651c74 0 133-60 133-134z">
          <text:p/>
        </draw:path>
        <draw:path draw:style-name="gr36" draw:text-style-name="P17" draw:layer="layout" svg:width="1.916cm" svg:height="0.898cm" svg:x="1.924cm" svg:y="6.916cm" svg:viewBox="0 0 1917 899" svg:d="M1917 134c0-73-59-134-133-134h-1651c-73 0-133 61-133 134v631c0 74 60 134 133 134h1651c74 0 133-60 133-134z">
          <text:p/>
        </draw:path>
        <draw:path draw:style-name="gr17" draw:text-style-name="P10" draw:layer="layout" svg:width="1.278cm" svg:height="0.435cm" svg:x="12.655cm" svg:y="19.877cm" svg:viewBox="0 0 1279 436" svg:d="M1279 96c0-53-112-96-253-96h-776c-138 0-250 43-250 96v245c0 53 112 95 250 95h776c141 0 253-42 253-95z">
          <text:p/>
        </draw:path>
        <draw:frame draw:style-name="gr37" draw:text-style-name="P23" draw:layer="layout" svg:width="1.098cm" svg:height="0.326cm" svg:x="12.749cm" svg:y="19.935cm">
          <draw:text-box>
            <text:p text:style-name="P11"><text:span text:style-name="T7">LIFT COVER</text:span></text:p>
          </draw:text-box>
        </draw:frame>
        <draw:path draw:style-name="gr17" draw:text-style-name="P10" draw:layer="layout" svg:width="1.278cm" svg:height="0.435cm" svg:x="12.656cm" svg:y="19.878cm" svg:viewBox="0 0 1279 436" svg:d="M1279 96c0-53-112-96-253-96h-776c-138 0-250 43-250 96v245c0 53 112 95 250 95h776c141 0 253-42 253-95z">
          <text:p/>
        </draw:path>
        <draw:frame draw:style-name="gr38" draw:text-style-name="P25" draw:layer="layout" svg:width="1.098cm" svg:height="0.326cm" svg:x="12.75cm" svg:y="19.936cm">
          <draw:text-box>
            <text:p text:style-name="P24"><text:span text:style-name="T7"><text:s text:c="2"/></text:span><text:span text:style-name="T7">TRIGGER</text:span></text:p>
          </draw:text-box>
        </draw:frame>
        <draw:path draw:style-name="gr17" draw:text-style-name="P10" draw:layer="layout" svg:width="1.278cm" svg:height="0.435cm" svg:x="10.206cm" svg:y="19.878cm" svg:viewBox="0 0 1279 436" svg:d="M1279 96c0-53-112-96-253-96h-776c-138 0-250 43-250 96v245c0 53 112 95 250 95h776c141 0 253-42 253-95z">
          <text:p/>
        </draw:path>
        <draw:frame draw:style-name="gr37" draw:text-style-name="P23" draw:layer="layout" svg:width="1.098cm" svg:height="0.326cm" svg:x="10.3cm" svg:y="19.936cm">
          <draw:text-box>
            <text:p text:style-name="P11"><text:span text:style-name="T7">LIFT COVER</text:span></text:p>
          </draw:text-box>
        </draw:frame>
        <draw:path draw:style-name="gr17" draw:text-style-name="P10" draw:layer="layout" svg:width="1.278cm" svg:height="0.435cm" svg:x="10.207cm" svg:y="19.879cm" svg:viewBox="0 0 1279 436" svg:d="M1279 96c0-53-112-96-253-96h-776c-138 0-250 43-250 96v245c0 53 112 95 250 95h776c141 0 253-42 253-95z">
          <text:p/>
        </draw:path>
        <draw:frame draw:style-name="gr38" draw:text-style-name="P25" draw:layer="layout" svg:width="1.098cm" svg:height="0.326cm" svg:x="10.301cm" svg:y="19.937cm">
          <draw:text-box>
            <text:p text:style-name="P24"><text:span text:style-name="T7">UP / DOWN</text:span></text:p>
          </draw:text-box>
        </draw:frame>
        <draw:path draw:style-name="gr17" draw:text-style-name="P10" draw:layer="layout" svg:width="1.278cm" svg:height="0.435cm" svg:x="12.656cm" svg:y="21.877cm" svg:viewBox="0 0 1279 436" svg:d="M1279 96c0-53-112-96-253-96h-776c-138 0-250 43-250 96v245c0 53 112 95 250 95h776c141 0 253-42 253-95z">
          <text:p/>
        </draw:path>
        <draw:frame draw:style-name="gr37" draw:text-style-name="P23" draw:layer="layout" svg:width="1.098cm" svg:height="0.326cm" svg:x="12.75cm" svg:y="21.935cm">
          <draw:text-box>
            <text:p text:style-name="P11"><text:span text:style-name="T7">LIFT COVER</text:span></text:p>
          </draw:text-box>
        </draw:frame>
        <draw:path draw:style-name="gr17" draw:text-style-name="P10" draw:layer="layout" svg:width="1.278cm" svg:height="0.435cm" svg:x="12.657cm" svg:y="21.878cm" svg:viewBox="0 0 1279 436" svg:d="M1279 96c0-53-112-96-253-96h-776c-138 0-250 43-250 96v245c0 53 112 95 250 95h776c141 0 253-42 253-95z">
          <text:p/>
        </draw:path>
        <draw:frame draw:style-name="gr39" draw:text-style-name="P25" draw:layer="layout" svg:width="1.2cm" svg:height="0.326cm" svg:x="12.693cm" svg:y="21.936cm">
          <draw:text-box>
            <text:p text:style-name="P24"><text:span text:style-name="T7">2:nd DETENT</text:span></text:p>
          </draw:text-box>
        </draw:frame>
        <draw:path draw:style-name="gr17" draw:text-style-name="P10" draw:layer="layout" svg:width="1.278cm" svg:height="0.435cm" svg:x="10.207cm" svg:y="21.878cm" svg:viewBox="0 0 1279 436" svg:d="M1279 96c0-53-112-96-253-96h-776c-138 0-250 43-250 96v245c0 53 112 95 250 95h776c141 0 253-42 253-95z">
          <text:p/>
        </draw:path>
        <draw:frame draw:style-name="gr37" draw:text-style-name="P23" draw:layer="layout" svg:width="1.098cm" svg:height="0.326cm" svg:x="10.301cm" svg:y="21.936cm">
          <draw:text-box>
            <text:p text:style-name="P11"><text:span text:style-name="T7">LIFT COVER</text:span></text:p>
          </draw:text-box>
        </draw:frame>
        <draw:path draw:style-name="gr17" draw:text-style-name="P10" draw:layer="layout" svg:width="1.278cm" svg:height="0.435cm" svg:x="10.208cm" svg:y="21.879cm" svg:viewBox="0 0 1279 436" svg:d="M1279 96c0-53-112-96-253-96h-776c-138 0-250 43-250 96v245c0 53 112 95 250 95h776c141 0 253-42 253-95z">
          <text:p/>
        </draw:path>
        <draw:frame draw:style-name="gr40" draw:text-style-name="P25" draw:layer="layout" svg:width="1.145cm" svg:height="0.326cm" svg:x="10.281cm" svg:y="21.937cm">
          <draw:text-box>
            <text:p text:style-name="P24"><text:span text:style-name="T7">1:st DETENT</text:span></text:p>
          </draw:text-box>
        </draw:frame>
        <draw:path draw:style-name="gr17" draw:text-style-name="P10" draw:layer="layout" svg:width="0.477cm" svg:height="0.435cm" svg:x="11.669cm" svg:y="20.535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1.715cm" svg:y="20.563cm">
          <draw:text-box>
            <text:p text:style-name="P11"><text:span text:style-name="T4"><text:s/></text:span><text:span text:style-name="T4">28</text:span></text:p>
          </draw:text-box>
        </draw:frame>
        <draw:path draw:style-name="gr17" draw:text-style-name="P10" draw:layer="layout" svg:width="0.477cm" svg:height="0.435cm" svg:x="11.669cm" svg:y="22.535cm" svg:viewBox="0 0 478 436" svg:d="M478 96c0-53-41-96-94-96h-290c-52 0-94 43-94 96v245c0 53 42 95 94 95h290c53 0 94-42 94-95z">
          <text:p/>
        </draw:path>
        <draw:frame draw:style-name="gr23" draw:text-style-name="P12" draw:layer="layout" svg:width="0.313cm" svg:height="0.382cm" svg:x="11.78cm" svg:y="22.563cm">
          <draw:text-box>
            <text:p text:style-name="P11"><text:span text:style-name="T4"><text:s/></text:span><text:span text:style-name="T4">1</text:span></text:p>
          </draw:text-box>
        </draw:frame>
        <draw:path draw:style-name="gr17" draw:text-style-name="P10" draw:layer="layout" svg:width="0.477cm" svg:height="0.435cm" svg:x="17.901cm" svg:y="8.219cm" svg:viewBox="0 0 478 436" svg:d="M478 96c0-53-41-96-94-96h-291c-51 0-93 43-93 96v245c0 53 42 95 93 95h291c53 0 94-42 94-95z">
          <text:p/>
        </draw:path>
        <draw:frame draw:style-name="gr24" draw:text-style-name="P12" draw:layer="layout" svg:width="0.298cm" svg:height="0.382cm" svg:x="18.001cm" svg:y="8.25cm">
          <draw:text-box>
            <text:p text:style-name="P11"><text:span text:style-name="T4">19</text:span></text:p>
          </draw:text-box>
        </draw:frame>
        <draw:path draw:style-name="gr17" draw:text-style-name="P10" draw:layer="layout" svg:width="0.477cm" svg:height="0.435cm" svg:x="17.927cm" svg:y="7.307cm" svg:viewBox="0 0 478 436" svg:d="M478 96c0-53-41-96-94-96h-291c-51 0-93 43-93 96v245c0 53 42 95 93 95h291c53 0 94-42 94-95z">
          <text:p/>
        </draw:path>
        <draw:frame draw:style-name="gr24" draw:text-style-name="P12" draw:layer="layout" svg:width="0.298cm" svg:height="0.382cm" svg:x="18.033cm" svg:y="7.338cm">
          <draw:text-box>
            <text:p text:style-name="P11"><text:span text:style-name="T4">17</text:span></text:p>
          </draw:text-box>
        </draw:frame>
        <draw:path draw:style-name="gr17" draw:text-style-name="P10" draw:layer="layout" svg:width="0.768cm" svg:height="0.435cm" svg:x="15.323cm" svg:y="7.311cm" svg:viewBox="0 0 769 436" svg:d="M769 96c0-53-67-96-152-96h-467c-83 0-150 43-150 96v245c0 53 67 95 150 95h467c85 0 152-42 152-95z">
          <text:p/>
        </draw:path>
        <draw:frame draw:style-name="gr41" draw:text-style-name="P25" draw:layer="layout" svg:width="0.575cm" svg:height="0.326cm" svg:x="15.437cm" svg:y="7.359cm">
          <draw:text-box>
            <text:p text:style-name="P24"><text:span text:style-name="T7">PUSH</text:span></text:p>
          </draw:text-box>
        </draw:frame>
        <draw:path draw:style-name="gr17" draw:text-style-name="P10" draw:layer="layout" svg:width="0.99cm" svg:height="0.435cm" svg:x="4.465cm" svg:y="9.893cm" svg:viewBox="0 0 991 436" svg:d="M991 96c0-53-85-96-197-96h-601c-106 0-193 43-193 96v243c0 55 87 97 193 97h601c112 0 197-42 197-97z">
          <text:p/>
        </draw:path>
        <draw:frame draw:style-name="gr42" draw:text-style-name="P18" draw:layer="layout" svg:width="0.764cm" svg:height="0.382cm" svg:x="4.567cm" svg:y="9.922cm">
          <draw:text-box>
            <text:p text:style-name="P11"><text:span text:style-name="T4">POV1D</text:span></text:p>
          </draw:text-box>
        </draw:frame>
        <draw:path draw:style-name="gr17" draw:text-style-name="P10" draw:layer="layout" svg:width="0.99cm" svg:height="0.435cm" svg:x="7.898cm" svg:y="8.213cm" svg:viewBox="0 0 991 436" svg:d="M991 96c0-53-85-96-197-96h-601c-106 0-193 43-193 96v243c0 55 87 97 193 97h601c112 0 197-42 197-97z">
          <text:p/>
        </draw:path>
        <draw:frame draw:style-name="gr27" draw:text-style-name="P18" draw:layer="layout" svg:width="0.768cm" svg:height="0.382cm" svg:x="8cm" svg:y="8.242cm">
          <draw:text-box>
            <text:p text:style-name="P11"><text:span text:style-name="T4">POV1R</text:span></text:p>
          </draw:text-box>
        </draw:frame>
        <draw:path draw:style-name="gr17" draw:text-style-name="P10" draw:layer="layout" svg:width="0.99cm" svg:height="0.435cm" svg:x="0.965cm" svg:y="8.217cm" svg:viewBox="0 0 991 436" svg:d="M991 96c0-53-85-96-197-96h-601c-106 0-193 43-193 96v243c0 55 87 97 193 97h601c112 0 197-42 197-97z">
          <text:p/>
        </draw:path>
        <draw:frame draw:style-name="gr43" draw:text-style-name="P18" draw:layer="layout" svg:width="0.73cm" svg:height="0.382cm" svg:x="1.067cm" svg:y="8.246cm">
          <draw:text-box>
            <text:p text:style-name="P11"><text:span text:style-name="T4">POV1L</text:span></text:p>
          </draw:text-box>
        </draw:frame>
        <draw:frame draw:style-name="gr44" draw:text-style-name="P26" draw:layer="layout" svg:width="2.2cm" svg:height="0.4cm" svg:x="6.155cm" svg:y="10.17cm">
          <draw:text-box>
            <text:p><text:span text:style-name="T6"><text:s text:c="7"/></text:span><text:span text:style-name="T6">TDC SLEW </text:span></text:p>
          </draw:text-box>
        </draw:frame>
        <draw:frame draw:style-name="gr45" draw:text-style-name="P21" draw:layer="layout" svg:width="2.202cm" svg:height="1.188cm" svg:x="7.853cm" svg:y="1.882cm">
          <draw:text-box>
            <text:p text:style-name="P20"><text:span text:style-name="T6">VIEW</text:span></text:p>
            <text:p text:style-name="P20"><text:span text:style-name="T6">CONTROL</text:span></text:p>
          </draw:text-box>
        </draw:frame>
        <draw:frame draw:style-name="gr46" draw:text-style-name="P21" draw:layer="layout" svg:width="2.161cm" svg:height="1.052cm" svg:x="6.694cm" svg:y="11.47cm">
          <draw:text-box>
            <text:p text:style-name="P20"><text:span text:style-name="T6">WEAPON</text:span></text:p>
            <text:p text:style-name="P20"><text:span text:style-name="T6">SELECTION</text:span></text:p>
          </draw:text-box>
        </draw:frame>
        <draw:path draw:style-name="gr22" draw:text-style-name="P17" draw:layer="layout" svg:width="1.916cm" svg:height="0.898cm" svg:x="12.33cm" svg:y="23.971cm" svg:viewBox="0 0 1917 899" svg:d="M1917 135c0-74-59-135-133-135h-1652c-72 0-132 61-132 135v630c0 74 60 134 132 134h1652c74 0 133-60 133-134z">
          <text:p/>
        </draw:path>
        <draw:path draw:style-name="gr17" draw:text-style-name="P10" draw:layer="layout" svg:width="0.477cm" svg:height="0.435cm" svg:x="14.169cm" svg:y="23.99cm" svg:viewBox="0 0 478 436" svg:d="M478 96c0-53-41-96-94-96h-290c-52 0-94 43-94 96v245c0 53 42 95 94 95h290c53 0 94-42 94-95z">
          <text:p/>
        </draw:path>
        <draw:frame draw:style-name="gr23" draw:text-style-name="P12" draw:layer="layout" svg:width="0.313cm" svg:height="0.382cm" svg:x="14.29cm" svg:y="24.018cm">
          <draw:text-box>
            <text:p text:style-name="P11"><text:span text:style-name="T4"><text:s/></text:span><text:span text:style-name="T4">Z</text:span></text:p>
          </draw:text-box>
        </draw:frame>
        <draw:frame draw:style-name="gr19" draw:text-style-name="P14" draw:layer="layout" svg:width="1.691cm" svg:height="0.644cm" svg:x="12.438cm" svg:y="24.095cm">
          <draw:text-box>
            <text:p text:style-name="P13"><text:span text:style-name="T5"><text:s text:c="4"/></text:span></text:p>
          </draw:text-box>
        </draw:frame>
        <draw:frame draw:style-name="gr20" draw:text-style-name="P15" draw:layer="layout" svg:width="1.691cm" svg:height="0.71cm" svg:x="12.485cm" svg:y="24.07cm">
          <draw:text-box>
            <text:p text:style-name="P13"><text:span text:style-name="T6"><text:s text:c="6"/></text:span><text:span text:style-name="T6">WEEL </text:span></text:p>
            <text:p text:style-name="P13"><text:span text:style-name="T6"><text:s text:c="4"/></text:span><text:span text:style-name="T6">BRAKE</text:span></text:p>
          </draw:text-box>
        </draw:frame>
        <draw:path draw:style-name="gr17" draw:text-style-name="P10" draw:layer="layout" svg:width="0.477cm" svg:height="0.435cm" svg:x="14.169cm" svg:y="24.435cm" svg:viewBox="0 0 478 436" svg:d="M478 96c0-53-41-96-94-96h-290c-52 0-94 43-94 96v245c0 53 42 95 94 95h290c53 0 94-42 94-95z">
          <text:p/>
        </draw:path>
        <draw:frame draw:style-name="gr18" draw:text-style-name="P12" draw:layer="layout" svg:width="0.362cm" svg:height="0.382cm" svg:x="14.215cm" svg:y="24.463cm">
          <draw:text-box>
            <text:p text:style-name="P11"><text:span text:style-name="T4"><text:s/></text:span><text:span text:style-name="T4">27</text:span></text:p>
          </draw:text-box>
        </draw:frame>
        <draw:line draw:style-name="gr12" draw:text-style-name="P2" draw:layer="layout" svg:x1="10.159cm" svg:y1="10.424cm" svg:x2="10.107cm" svg:y2="10.606cm">
          <text:p/>
        </draw:line>
        <draw:line draw:style-name="gr12" draw:text-style-name="P2" draw:layer="layout" svg:x1="10.159cm" svg:y1="10.422cm" svg:x2="9.841cm" svg:y2="10.6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GothicDemi1" svg:font-family="FranklinGothicDemi"/>
    <style:font-face style:name="FranklinGothicDemi" svg:font-family="FranklinGothicDemi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5T22:40:33.965000000</dc:date>
    <meta:editing-duration>PT6H40M28S</meta:editing-duration>
    <meta:editing-cycles>48</meta:editing-cycles>
    <meta:generator>LibreOffice/6.2.3.2$Windows_x86 LibreOffice_project/aecc05fe267cc68dde00352a451aa867b3b546ac</meta:generator>
    <meta:print-date>2019-05-12T09:44:16.450000000</meta:print-date>
    <meta:document-statistic meta:object-count="229"/>
  </office:meta>
</office:document-meta>
</file>